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Definition.ImportDefinition( String importedResource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Definition.getImporte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Defini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Definition.ImportDefinition( String importedResource , @ Nullable Resource [ ] actualResources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Definition.ImportDefinition( String imported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Definition.getActual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